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family-generic="swiss"/>
    <style:font-face style:name="URW Chancery L" svg:font-family="'URW Chancery L'" style:font-pitch="variable"/>
    <style:font-face style:name="DejaVu Sans1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1" fo:font-size="12pt" officeooo:rsid="001f619c" officeooo:paragraph-rsid="001f619c" style:font-size-asian="12pt" style:font-size-complex="12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text-properties fo:font-size="11pt" fo:font-style="italic" officeooo:rsid="001f619c" officeooo:paragraph-rsid="00341aea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219d77" officeooo:paragraph-rsid="001f619c" style:font-size-asian="10.5pt" style:font-weight-asian="normal"/>
    </style:style>
    <style:style style:name="P5" style:family="paragraph" style:parent-style-name="Standard">
      <style:paragraph-properties fo:text-align="center" style:justify-single-word="false"/>
      <style:text-properties style:font-name="URW Chancery L" fo:font-size="22pt" officeooo:rsid="00411872" officeooo:paragraph-rsid="00411872" style:font-size-asian="22pt" style:font-size-complex="22pt"/>
    </style:style>
    <style:style style:name="P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 style:snap-to-layout-grid="false"/>
      <style:text-properties fo:language="fr" fo:country="FR" officeooo:rsid="00219d77" officeooo:paragraph-rsid="001f619c" style:font-size-asian="10.5pt" style:font-weight-asian="normal"/>
    </style:style>
    <style:style style:name="P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language="fr" fo:country="FR" officeooo:rsid="00219d77" officeooo:paragraph-rsid="001f619c" style:font-size-asian="10.5pt" style:font-weight-asian="normal"/>
    </style:style>
    <style:style style:name="P8" style:family="paragraph" style:parent-style-name="Frame_20_contents">
      <style:paragraph-properties fo:text-align="end" style:justify-single-word="false"/>
      <style:text-properties fo:language="fr" fo:country="FR" style:font-size-asian="10.5pt" style:font-weight-asian="normal"/>
    </style:style>
    <style:style style:name="P9" style:family="paragraph" style:parent-style-name="Frame_20_contents">
      <style:paragraph-properties fo:text-align="end" style:justify-single-word="false"/>
      <style:text-properties style:font-name="DejaVu Sans1" fo:font-size="12pt" fo:font-style="italic" officeooo:rsid="00411872" officeooo:paragraph-rsid="00411872" style:font-size-asian="12pt" style:font-style-asian="italic" style:font-size-complex="12pt" style:font-style-complex="italic"/>
    </style:style>
    <style:style style:name="P10" style:family="paragraph" style:parent-style-name="Frame_20_contents">
      <style:paragraph-properties fo:text-align="end" style:justify-single-word="false"/>
      <style:text-properties style:font-name="DejaVu Sans1" fo:font-size="12pt" fo:font-style="normal" officeooo:rsid="00411872" officeooo:paragraph-rsid="00411872" style:font-size-asian="12pt" style:font-style-asian="normal" style:font-size-complex="12pt" style:font-style-complex="normal"/>
    </style:style>
    <style:style style:name="T1" style:family="text">
      <style:text-properties fo:language="fr" fo:country="FR" fo:font-weight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.15cm" fo:border-left="none" fo:border-right="none" fo:border-top="0.06pt solid #999999" fo:border-bottom="none" style:shadow="none" draw:shadow-opacity="100%"/>
    </style:style>
  </office:automatic-styles>
  <office:body>
    <office:text>
      <text:variable-decls>
        <text:variable-decl office:value-type="string" text:name="address"/>
        <text:variable-decl office:value-type="string" text:name="salutation"/>
        <text:variable-decl office:value-type="string" text:name="print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134cm" svg:y="0.84cm" svg:width="18.84cm" draw:z-index="0">
        <draw:text-box fo:min-height="1.272cm">
          <text:p text:style-name="P5">Paul Golder</text:p>
        </draw:text-box>
      </draw:frame>
      <draw:frame draw:style-name="fr2" draw:name="Frame1" text:anchor-type="page" text:anchor-page-number="1" svg:x="2.499cm" svg:y="6.001cm" svg:width="9.999cm" draw:z-index="1">
        <draw:text-box fo:min-height="3cm">
          <text:p text:style-name="P1"><text:variable-set text:name="address" office:value-type="string">address</text:variable-set></text:p>
        </draw:text-box>
      </draw:frame>
      <draw:frame draw:style-name="fr2" draw:name="Frame4" text:anchor-type="page" text:anchor-page-number="1" svg:x="15.034cm" svg:y="8.657cm" svg:width="5.166cm" draw:z-index="2">
        <draw:text-box fo:min-height="2.027cm">
          <text:p text:style-name="P8"><text:variable-set text:name="printdate" office:value-type="string">1 Jan 1900</text:variable-set></text:p>
        </draw:text-box>
      </draw:frame>
      <draw:frame draw:style-name="fr2" draw:name="Frame5" text:anchor-type="page" text:anchor-page-number="1" svg:x="1cm" svg:y="9.5cm" svg:width="8.999cm" draw:z-index="3">
        <draw:text-box fo:min-height="1cm">
          <text:p text:style-name="P3"><text:variable-set text:name="salutation" office:value-type="string">salutation</text:variable-set></text:p>
        </draw:text-box>
      </draw:frame>
      <draw:frame draw:style-name="fr3" draw:name="Frame6" text:anchor-type="page" text:anchor-page-number="1" svg:x="0cm" svg:y="10.1cm" svg:width="1cm" draw:z-index="4">
        <draw:text-box fo:min-height="1cm">
          <text:p text:style-name="Frame_20_contents"/>
        </draw:text-box>
      </draw:frame>
      <draw:frame draw:style-name="fr2" draw:name="Frame3" text:anchor-type="page" text:anchor-page-number="1" svg:x="1.134cm" svg:y="-10.061cm" svg:width="18.898cm" draw:z-index="5">
        <draw:text-box fo:min-height="8.871cm">
          <text:p text:style-name="P2"/>
        </draw:text-box>
      </draw:frame>
      <draw:frame draw:style-name="fr3" draw:name="Frame7" text:anchor-type="page" text:anchor-page-number="1" svg:x="0cm" svg:y="19.6cm" svg:width="1cm" draw:z-index="6">
        <draw:text-box fo:min-height="1cm">
          <text:p text:style-name="Frame_20_contents"/>
        </draw:text-box>
      </draw:frame>
      <draw:frame draw:style-name="fr2" draw:name="Frame8" text:anchor-type="page" text:anchor-page-number="1" svg:x="12.458cm" svg:y="3.567cm" svg:width="7.375cm" draw:z-index="7">
        <draw:text-box fo:min-height="3.272cm">
          <text:p text:style-name="P9">39 Alesmore Meadow</text:p>
          <text:p text:style-name="P9">Lichfield</text:p>
          <text:p text:style-name="P9">Staffordshire</text:p>
          <text:p text:style-name="P9">WS13 8FD U.K.</text:p>
          <text:p text:style-name="P9"/>
          <text:p text:style-name="P10">+441543250681</text:p>
          <text:p text:style-name="P10">paul.a.golder@lerot.org</text:p>
        </draw:text-box>
      </draw:frame>
      <text:p text:style-name="P6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family-generic="swiss"/>
    <style:font-face style:name="URW Chancery L" svg:font-family="'URW Chancery L'" style:font-pitch="variable"/>
    <style:font-face style:name="DejaVu Sans1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GB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1.148cm" fo:margin-bottom="1.972cm" fo:margin-left="1.129cm" fo:margin-right="1.98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golder</meta:initial-creator>
    <meta:creation-date>2015-03-27T17:38:37.996176672</meta:creation-date>
    <dc:date>2015-04-04T12:29:55.297365193</dc:date>
    <dc:creator>paul golder</dc:creator>
    <meta:editing-duration>PT4H7M20S</meta:editing-duration>
    <meta:editing-cycles>32</meta:editing-cycles>
    <meta:generator>LibreOffice/4.2.8.2$Linux_x86 LibreOffice_project/420$Build-2</meta:generator>
    <meta:printed-by>paul golder</meta:printed-by>
    <meta:print-date>2015-03-31T11:26:40.553741840</meta:print-date>
    <meta:document-statistic meta:table-count="0" meta:image-count="0" meta:object-count="0" meta:page-count="1" meta:paragraph-count="10" meta:word-count="17" meta:character-count="127" meta:non-whitespace-character-count="120"/>
  </office:meta>
</office:document-meta>
</file>